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gif" manifest:full-path="Pictures/100000000000040000000300111207C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8cm" fo:min-width="3.29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style:paragraph-properties fo:text-align="start"/>
      <style:text-properties fo:font-family="'Liberation Mono'" style:font-family-generic="modern" style:font-pitch="fixed" fo:font-size="12pt" style:font-size-asian="12pt" style:font-size-complex="12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family="'Liberation Mono'" style:font-family-generic="modern" style:font-pitch="fixed" fo:font-size="12pt" style:font-size-asian="12pt" style:font-size-complex="12pt"/>
    </style:style>
    <style:style style:name="T2" style:family="text">
      <style:text-properties fo:color="#ff0000" fo:font-family="'Liberation Mono'" style:font-family-generic="modern" style:font-pitch="fixed" fo:font-size="12pt" style:font-size-asian="12pt" style:font-size-complex="12pt"/>
    </style:style>
    <style:style style:name="T3" style:family="text">
      <style:text-properties fo:color="#33cc66" fo:font-size="20pt" style:font-size-asian="20pt" style:font-size-complex="20pt"/>
    </style:style>
    <style:style style:name="T4" style:family="text">
      <style:text-properties fo:color="#944794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625cm" svg:height="1.639cm" svg:x="0.68cm" svg:y="1.45cm">
          <draw:text-box>
            <text:p text:style-name="P1"><text:span text:style-name="T1">»HERE«</text:span></text:p>
            <text:p text:style-name="P1"><text:span text:style-name="T1">«THERE»</text:span></text:p>
            <text:p text:style-name="P1"><text:span text:style-name="T2">EVERYW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1" draw:text-style-name="P1" draw:layer="layout" svg:width="8.625cm" svg:height="1.639cm" svg:x="0.68cm" svg:y="3.357cm">
          <draw:text-box>
            <text:p text:style-name="P1"><text:span text:style-name="T1">»HERE«</text:span></text:p>
            <text:p text:style-name="P1"><text:span text:style-name="T1">«THERE»</text:span></text:p>
            <text:p text:style-name="P1"><text:span text:style-name="T2">EVERYW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3" draw:text-style-name="P3" draw:layer="layout" svg:width="3.897cm" svg:height="1.805cm" svg:x="3.277cm" svg:y="3.142cm">
          <draw:text-box>
            <text:p text:style-name="P3"><text:span text:style-name="T3">Centered</text:span></text:p>
            <text:p text:style-name="P3"><text:span text:style-name="T4">te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4" draw:layer="layout" svg:width="10.008cm" svg:height="8.001cm" svg:x="0cm" svg:y="0cm">
          <draw:image xlink:href="Pictures/100000000000040000000300111207C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254cm" fo:padding-right="0.254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line-break="normal">
        <style:tab-stops/>
      </style:paragraph-properties>
      <style:text-properties style:use-window-font-color="true" style:text-outline="false" style:text-line-through-style="none" fo:font-family="'Liberation Mono'" style:font-style-name="Regular" style:font-family-generic="modern" style:font-pitch="fixed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8.0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373cm" svg:height="1.396cm" svg:x="3.498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262cm" svg:height="1.396cm" svg:x="15.27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73cm" svg:height="1.396cm" svg:x="3.498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373cm" svg:height="1.396cm" svg:x="15.718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14cm" svg:height="7.047cm" svg:x="1.24cm" svg:y="2.397cm" draw:page-number="1"/>
      <draw:page-thumbnail draw:layer="backgroundobjects" svg:width="8.814cm" svg:height="7.047cm" svg:x="1.24cm" svg:y="10.445cm" draw:page-number="2"/>
      <draw:page-thumbnail draw:layer="backgroundobjects" svg:width="8.814cm" svg:height="7.047cm" svg:x="1.24cm" svg:y="18.493cm" draw:page-number="3"/>
      <draw:page-thumbnail draw:layer="backgroundobjects" svg:width="8.814cm" svg:height="7.047cm" svg:x="11.535cm" svg:y="2.397cm" draw:page-number="4"/>
      <draw:page-thumbnail draw:layer="backgroundobjects" svg:width="8.814cm" svg:height="7.047cm" svg:x="11.535cm" svg:y="10.445cm"/>
      <draw:page-thumbnail draw:layer="backgroundobjects" svg:width="8.814cm" svg:height="7.047cm" svg:x="11.535cm" svg:y="18.493cm"/>
    </style:handout-master>
    <style:master-page style:name="Default" style:page-layout-name="PM1" draw:style-name="Mdp1">
      <draw:frame presentation:style-name="Default-title" draw:layer="backgroundobjects" svg:width="9.007cm" svg:height="1.336cm" svg:x="0.499cm" svg:y="0.318cm" presentation:class="title" presentation:placeholder="true">
        <draw:text-box/>
      </draw:frame>
      <draw:frame presentation:style-name="Default-outline1" draw:layer="backgroundobjects" svg:width="9.007cm" svg:height="5.281cm" svg:x="0.499cm" svg:y="1.871cm" presentation:class="outline" presentation:placeholder="true">
        <draw:text-box/>
      </draw:frame>
      <draw:frame presentation:style-name="Mpr1" draw:text-style-name="MP1" draw:layer="backgroundobjects" svg:width="2.332cm" svg:height="0.552cm" svg:x="0.499cm" svg:y="7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552cm" svg:x="3.422cm" svg:y="7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552cm" svg:x="7.175cm" svg:y="7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rry Wall</meta:initial-creator>
    <meta:creation-date>2011-01-24T12:09:20</meta:creation-date>
    <meta:editing-duration>PT23H16M22S</meta:editing-duration>
    <meta:editing-cycles>7</meta:editing-cycles>
    <dc:date>2011-01-25T12:15:37</dc:date>
    <dc:creator>Larry Wall</dc:creator>
    <meta:generator>OpenOffice.org/3.2$Unix OpenOffice.org_project/320m19$Build-9505</meta:generator>
    <meta:document-statistic meta:object-count="33"/>
  </office:meta>
</office:document-meta>
</file>